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24b12"/>
    </style:style>
    <style:style style:name="ta2" style:family="table" style:master-page-name="Default">
      <style:table-properties table:display="true" style:writing-mode="lr-tb" table:tab-color="#000000"/>
    </style:style>
    <style:style style:name="ta3" style:family="table" style:master-page-name="Default">
      <style:table-properties table:display="true" style:writing-mode="lr-tb" table:tab-color="#ffff00"/>
    </style:style>
    <style:style style:name="ce28" style:family="table-cell" style:parent-style-name="Default">
      <style:table-cell-properties fo:background-color="#224b12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28471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224b12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224b12" fo:border="0.74pt solid #000000"/>
    </style:style>
    <style:style style:name="ce37" style:family="table-cell" style:parent-style-name="Default">
      <style:table-cell-properties fo:background-color="#ffff00" fo:border="0.74pt solid #000000"/>
    </style:style>
    <style:style style:name="ce38" style:family="table-cell" style:parent-style-name="Default">
      <style:table-cell-properties fo:background-color="#000000" fo:border="0.74pt solid #000000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28471f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224b12" style:text-align-source="fix" style:repeat-content="false"/>
      <style:paragraph-properties fo:text-align="center" fo:margin-left="0in"/>
      <style:text-properties style:use-window-font-color="true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43" style:family="table-cell" style:parent-style-name="Default">
      <style:table-cell-properties fo:background-color="#c9211e" style:text-align-source="fix" style:repeat-content="false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hapter1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 table:number-columns-spanned="14" table:number-rows-spanned="1">
            <text:p>Diving In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 table:number-columns-spanned="14" table:number-rows-spanned="1">
            <text:p>Variables and Data Typ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 table:number-columns-spanned="14" table:number-rows-spanned="1">
            <text:p>Operations on Data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 table:number-columns-spanned="14" table:number-rows-spanned="1">
            <text:p>Literals and Constant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 table:number-columns-spanned="14" table:number-rows-spanned="1">
            <text:p>Data Conversions: Overflow &amp; Underflow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 table:number-columns-spanned="14" table:number-rows-spanned="1">
            <text:p>Bitwise Operator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 table:number-columns-spanned="14" table:number-rows-spanned="1">
            <text:p>Variable Lifetime and Scope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8" calcext:value-type="float">
            <text:p>8</text:p>
          </table:table-cell>
          <table:table-cell table:style-name="ce29" office:value-type="string" calcext:value-type="string" table:number-columns-spanned="14" table:number-rows-spanned="1">
            <text:p>Control Flow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9" office:value-type="float" office:value="9" calcext:value-type="float">
            <text:p>9</text:p>
          </table:table-cell>
          <table:table-cell table:style-name="ce29" office:value-type="string" calcext:value-type="string" table:number-columns-spanned="14" table:number-rows-spanned="1">
            <text:p>Loops</text:p>
          </table:table-cell>
          <table:covered-table-cell table:number-columns-repeated="13" table:style-name="ce2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30" office:value-type="string" calcext:value-type="string" table:number-columns-spanned="15" table:number-rows-spanned="10">
            <text:p>This chapter is essentially an introduction to C++20. All the codes can be found in GitHub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31" office:value-type="string" calcext:value-type="string" table:number-columns-spanned="15" table:number-rows-spanned="1">
            <text:p>Chapter 1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art Date</text:p>
          </table:table-cell>
          <table:covered-table-cell table:style-name="ce36"/>
          <table:table-cell table:style-name="ce5" office:value-type="string" calcext:value-type="string" table:number-columns-spanned="13" table:number-rows-spanned="1">
            <text:p>01.01.2025</text:p>
          </table:table-cell>
          <table:covered-table-cell table:number-columns-repeated="12" table:style-name="ce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37"/>
          <table:table-cell table:style-name="ce6" office:value-type="string" calcext:value-type="string" table:number-columns-spanned="13" table:number-rows-spanned="1">
            <text:p>31.06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38"/>
          <table:table-cell table:style-name="ce7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7"/>
        </table:table-row>
      </table:table>
      <table:table table:name="Chapter2" table:style-name="ta1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 table:number-columns-spanned="14" table:number-rows-spanned="1">
            <text:p>Arrays</text:p>
          </table:table-cell>
          <table:covered-table-cell table:number-columns-repeated="13" table:style-name="ce29"/>
        </table:table-row>
        <table:table-row table:style-name="ro1">
          <table:table-cell/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4" table:number-rows-spanned="1">
            <text:p>Pointer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 table:number-columns-spanned="14" table:number-rows-spanned="1">
            <text:p>References</text:p>
          </table:table-cell>
          <table:covered-table-cell table:number-columns-repeated="13" table:style-name="ce28"/>
        </table:table-row>
        <table:table-row table:style-name="ro1">
          <table:table-cell/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 table:number-columns-spanned="14" table:number-rows-spanned="1">
            <text:p>Character Manipulation and Strings</text:p>
          </table:table-cell>
          <table:covered-table-cell table:number-columns-repeated="13" table:style-name="ce2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3" office:value-type="string" calcext:value-type="string" table:number-columns-spanned="15" table:number-rows-spanned="10">
            <text:p>This chapter is about arrays and strings. At the end of this chapter, string manipulation and fundamentals of the pointers are expected to be learned.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2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Start Date</text:p>
          </table:table-cell>
          <table:covered-table-cell table:style-name="ce14"/>
          <table:table-cell table:style-name="ce14" office:value-type="string" calcext:value-type="string" table:number-columns-spanned="13" table:number-rows-spanned="1">
            <text:p>25.06.2025</text:p>
          </table:table-cell>
          <table:covered-table-cell table:number-columns-repeated="12" table:style-name="ce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6"/>
          <table:table-cell table:style-name="ce6" office:value-type="string" calcext:value-type="string" table:number-columns-spanned="13" table:number-rows-spanned="1">
            <text:p>20.07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7"/>
          <table:table-cell table:style-name="ce7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7"/>
        </table:table-row>
      </table:table>
      <table:table table:name="Chapter3" table:style-name="ta2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 table:number-columns-spanned="14" table:number-rows-spanned="1">
            <text:p>Functions</text:p>
          </table:table-cell>
          <table:covered-table-cell table:number-columns-repeated="13" table:style-name="ce16"/>
        </table:table-row>
        <table:table-row table:style-name="ro1"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 table:number-columns-spanned="14" table:number-rows-spanned="1">
            <text:p>Enums and Type Aliases</text:p>
          </table:table-cell>
          <table:covered-table-cell table:number-columns-repeated="13" table:style-name="ce15"/>
        </table:table-row>
        <table:table-row table:style-name="ro1">
          <table:table-cell/>
          <table:table-cell table:style-name="ce43" office:value-type="float" office:value="16" calcext:value-type="float">
            <text:p>16</text:p>
          </table:table-cell>
          <table:table-cell table:style-name="ce43" office:value-type="string" calcext:value-type="string" table:number-columns-spanned="14" table:number-rows-spanned="1">
            <text:p>Arguments to Main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7" calcext:value-type="float">
            <text:p>17</text:p>
          </table:table-cell>
          <table:table-cell table:style-name="ce43" office:value-type="string" calcext:value-type="string" table:number-columns-spanned="14" table:number-rows-spanned="1">
            <text:p>Getting Things out of Function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8" calcext:value-type="float">
            <text:p>18</text:p>
          </table:table-cell>
          <table:table-cell table:style-name="ce43" office:value-type="string" calcext:value-type="string" table:number-columns-spanned="14" table:number-rows-spanned="1">
            <text:p>Function Overloading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19" calcext:value-type="float">
            <text:p>19</text:p>
          </table:table-cell>
          <table:table-cell table:style-name="ce43" office:value-type="string" calcext:value-type="string" table:number-columns-spanned="14" table:number-rows-spanned="1">
            <text:p>Lambda Function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0" calcext:value-type="float">
            <text:p>20</text:p>
          </table:table-cell>
          <table:table-cell table:style-name="ce43" office:value-type="string" calcext:value-type="string" table:number-columns-spanned="14" table:number-rows-spanned="1">
            <text:p>Functions: The Misfits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1" calcext:value-type="float">
            <text:p>21</text:p>
          </table:table-cell>
          <table:table-cell table:style-name="ce43" office:value-type="string" calcext:value-type="string" table:number-columns-spanned="14" table:number-rows-spanned="1">
            <text:p>Function Call Stack and Debugging</text:p>
          </table:table-cell>
          <table:covered-table-cell table:number-columns-repeated="13" table:style-name="ce43"/>
        </table:table-row>
        <table:table-row table:style-name="ro1">
          <table:table-cell/>
          <table:table-cell table:style-name="ce43" office:value-type="float" office:value="22" calcext:value-type="float">
            <text:p>22</text:p>
          </table:table-cell>
          <table:table-cell table:style-name="ce43" office:value-type="string" calcext:value-type="string" table:number-columns-spanned="14" table:number-rows-spanned="1">
            <text:p>Function Templates</text:p>
          </table:table-cell>
          <table:covered-table-cell table:number-columns-repeated="13" table:style-name="ce4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 table:number-columns-spanned="15" table:number-rows-spanned="10">
            <text:p>This chapter is about functions in C++ and how exactly they work. At the end of the chapter, functions are fully expected to be used in real life problems</text:p>
          </table:table-cell>
          <table:covered-table-cell table:number-columns-repeated="14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/>
          <table:covered-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5" office:value-type="string" calcext:value-type="string" table:number-columns-spanned="15" table:number-rows-spanned="1">
            <text:p>Chapter 3</text:p>
          </table:table-cell>
          <table:covered-table-cell table:number-columns-repeated="14" table:style-name="ce35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Start Date</text:p>
          </table:table-cell>
          <table:covered-table-cell table:style-name="ce14"/>
          <table:table-cell table:style-name="ce14" office:value-type="string" calcext:value-type="string" table:number-columns-spanned="13" table:number-rows-spanned="1">
            <text:p>01.08.2025</text:p>
          </table:table-cell>
          <table:covered-table-cell table:number-columns-repeated="12" table:style-name="ce1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timated End Date</text:p>
          </table:table-cell>
          <table:covered-table-cell table:style-name="ce6"/>
          <table:table-cell table:style-name="ce6" office:value-type="string" calcext:value-type="string" table:number-columns-spanned="13" table:number-rows-spanned="1">
            <text:p>18.08.2025</text:p>
          </table:table-cell>
          <table:covered-table-cell table:number-columns-repeated="12" table:style-name="ce6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Real End Date</text:p>
          </table:table-cell>
          <table:covered-table-cell table:style-name="ce7"/>
          <table:table-cell table:style-name="ce7" table:number-columns-spanned="13" table:number-rows-spanned="1"/>
          <table:covered-table-cell table:number-columns-repeated="12" table:style-name="ce7"/>
        </table:table-row>
      </table:table>
      <table:table table:name="Chapter4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14" table:number-rows-spanned="1">
            <text:p>C++ 20 Concept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14" table:number-rows-spanned="1">
            <text:p>Class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14" table:number-rows-spanned="1">
            <text:p>Classes, Objects and const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14" table:number-rows-spanned="1">
            <text:p>Diving Deep Into Constructors and Initialization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14" table:number-rows-spanned="1">
            <text:p>Friend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14" table:number-rows-spanned="1">
            <text:p>Static Memb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14" table:number-rows-spanned="1">
            <text:p>Namespac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14" table:number-rows-spanned="1">
            <text:p>Programs with Multiple Files: A Closer Look</text:p>
          </table:table-cell>
          <table:covered-table-cell table:number-columns-repeated="13"/>
        </table:table-row>
      </table:table>
      <table:table table:name="Chapter5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14" table:number-rows-spanned="1">
            <text:p>Smart Point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14" table:number-rows-spanned="1">
            <text:p>Operator Overload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14" table:number-rows-spanned="1">
            <text:p>Logical Operators and C++20 Three Way Comparison Infrastructure</text:p>
          </table:table-cell>
          <table:covered-table-cell table:number-columns-repeated="13"/>
        </table:table-row>
      </table:table>
      <table:table table:name="Chapter6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 table:number-columns-spanned="14" table:number-rows-spanned="1">
            <text:p>Inheritance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 table:number-columns-spanned="14" table:number-rows-spanned="1">
            <text:p>Polymorphism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 table:number-columns-spanned="14" table:number-rows-spanned="1">
            <text:p>Exception Handling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 table:number-columns-spanned="14" table:number-rows-spanned="1">
            <text:p>BoxContainer Class: Practicing What We Know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 table:number-columns-spanned="14" table:number-rows-spanned="1">
            <text:p>Class Templat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 table:number-columns-spanned="14" table:number-rows-spanned="1">
            <text:p>Move Semantic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 table:number-columns-spanned="14" table:number-rows-spanned="1">
            <text:p>Function Like Entities</text:p>
          </table:table-cell>
          <table:covered-table-cell table:number-columns-repeated="13"/>
        </table:table-row>
      </table:table>
      <table:table table:name="Chapter7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 table:number-columns-spanned="14" table:number-rows-spanned="1">
            <text:p>STL, Containers and Iterato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Zooming in on STL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STL Algorithms</text:p>
          </table:table-cell>
          <table:covered-table-cell table:number-columns-repeated="13"/>
        </table:table-row>
      </table:table>
      <table:table table:name="Chapter8" table:style-name="ta3">
        <table:table-column table:style-name="co1" table:default-cell-style-name="Default"/>
        <table:table-column table:style-name="co1" table:number-columns-repeated="15" table:default-cell-style-name="ce43"/>
        <table:table-row table:style-name="ro1" table:number-rows-repeated="2">
          <table:table-cell/>
          <table:table-cell table:style-name="Default" table:number-columns-repeated="1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Ranges and Range Algorithm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 table:number-columns-spanned="14" table:number-rows-spanned="1">
            <text:p>Building Custom Iterators for Your Container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 table:number-columns-spanned="14" table:number-rows-spanned="1">
            <text:p>C++20 Coroutines</text:p>
          </table:table-cell>
          <table:covered-table-cell table:number-columns-repeated="1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 table:number-columns-spanned="14" table:number-rows-spanned="1">
            <text:p>C++20 Modules</text:p>
          </table:table-cell>
          <table:covered-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6:39:33.376761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3:42:24.559730938</meta:creation-date>
    <dc:date>2025-08-12T16:39:52.868546130</dc:date>
    <meta:editing-duration>PT23M21S</meta:editing-duration>
    <meta:editing-cycles>19</meta:editing-cycles>
    <meta:generator>LibreOffice/24.2.7.2$Linux_X86_64 LibreOffice_project/420$Build-2</meta:generator>
    <meta:print-date>2025-06-18T14:01:10.474325311</meta:print-date>
    <meta:printed-by>PDF files</meta:printed-by>
    <meta:document-statistic meta:table-count="8" meta:cell-count="117" meta:object-count="0"/>
  </office:meta>
</office:document-meta>
</file>